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font-size="22pt" style:font-size-asian="22pt" style:font-size-complex="22pt"/>
    </style:style>
    <style:style style:name="P2" style:parent-style-name="Normal" style:family="paragraph">
      <style:paragraph-properties fo:text-align="center" fo:margin-top="0.1666in"/>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weight="bold" style:font-weight-asian="bold" style:font-weight-complex="bold" style:text-position="super 64.2%" fo:font-size="14pt" style:font-size-asian="14pt" style:font-size-complex="14pt"/>
    </style:style>
    <style:style style:name="P5" style:parent-style-name="Normal" style:family="paragraph">
      <style:paragraph-properties fo:text-align="center"/>
    </style:style>
    <style:style style:name="T6" style:parent-style-name="DefaultParagraphFont" style:family="text">
      <style:text-properties style:text-position="super 66.6%"/>
    </style:style>
    <style:style style:name="P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1666in" fo:line-height="150%"/>
    </style:style>
    <style:style style:name="T8" style:parent-style-name="DefaultParagraphFont" style:family="text">
      <style:text-properties style:text-position="super 66.6%"/>
    </style:style>
    <style:style style:name="P9" style:parent-style-name="Normal" style:family="paragraph">
      <style:paragraph-properties fo:text-align="justify" fo:margin-bottom="0.1666in"/>
    </style:style>
    <style:style style:name="P10" style:parent-style-name="Normal" style:family="paragraph">
      <style:paragraph-properties fo:text-align="justify" fo:margin-bottom="0.1666in" fo:text-indent="0.4923in"/>
    </style:style>
    <style:style style:name="P11" style:parent-style-name="Heading3" style:family="paragraph">
      <style:paragraph-properties fo:text-align="justify"/>
      <style:text-properties fo:font-weight="normal" style:font-weight-asian="normal" style:font-weight-complex="normal" fo:font-size="12pt" style:font-size-asian="12pt" style:font-size-complex="12pt"/>
    </style:style>
    <style:style style:name="P12" style:parent-style-name="Textbody" style:family="paragraph">
      <style:paragraph-properties fo:text-align="justify" fo:text-indent="0.4923in"/>
    </style:style>
    <style:style style:name="T13" style:parent-style-name="DefaultParagraphFont" style:family="text">
      <style:text-properties fo:font-style="italic" style:font-style-asian="italic" style:font-style-complex="italic"/>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Normal" style:family="paragraph">
      <style:paragraph-properties fo:text-align="justify" fo:margin-bottom="0.1666in"/>
    </style:style>
    <style:style style:name="P20" style:parent-style-name="Normal" style:family="paragraph">
      <style:paragraph-properties fo:margin-bottom="0.1666in"/>
    </style:style>
    <style:style style:name="P21" style:parent-style-name="ListParagraph" style:family="paragraph">
      <style:paragraph-properties fo:text-align="justify" fo:margin-bottom="0.1666in"/>
    </style:style>
    <style:style style:name="P22" style:parent-style-name="ListParagraph" style:family="paragraph">
      <style:paragraph-properties fo:text-align="justify" fo:margin-bottom="0.1666in"/>
    </style:style>
    <style:style style:name="P23" style:parent-style-name="ListParagraph" style:family="paragraph">
      <style:paragraph-properties fo:text-align="justify" fo:margin-bottom="0.1666in"/>
    </style:style>
    <style:style style:name="P24" style:parent-style-name="ListParagraph" style:family="paragraph">
      <style:paragraph-properties fo:text-align="justify" fo:margin-bottom="0.1666in"/>
    </style:style>
    <style:style style:name="P25" style:parent-style-name="ListParagraph" style:family="paragraph">
      <style:paragraph-properties fo:text-align="justify" fo:margin-bottom="0.1666in"/>
    </style:style>
    <style:style style:name="P26" style:parent-style-name="Normal" style:family="paragraph">
      <style:paragraph-properties fo:text-align="justify"/>
    </style:style>
    <style:style style:name="P27" style:parent-style-name="Normal" style:family="paragraph">
      <style:paragraph-properties fo:text-align="justify" fo:margin-bottom="0.1666in"/>
    </style:style>
    <style:style style:name="P28" style:parent-style-name="Normal" style:family="paragraph">
      <style:paragraph-properties fo:text-align="justify" fo:margin-bottom="0.1666in" fo:text-indent="0.4923in"/>
    </style:style>
    <style:style style:name="P29" style:parent-style-name="Normal" style:family="paragraph">
      <style:paragraph-properties fo:text-align="justify" fo:margin-bottom="0.1666in" fo:text-indent="0.4923in"/>
    </style:style>
    <style:style style:name="P30" style:parent-style-name="Normal" style:family="paragraph">
      <style:paragraph-properties fo:text-align="justify" fo:margin-bottom="0.1666in" fo:text-indent="0.4923in"/>
    </style:style>
    <style:style style:name="P31" style:parent-style-name="Normal" style:family="paragraph">
      <style:paragraph-properties fo:text-align="justify" fo:margin-bottom="0.1666in" fo:text-indent="0.4923in"/>
    </style:style>
    <style:style style:name="P32" style:parent-style-name="Heading1" style:family="paragraph">
      <style:paragraph-properties fo:line-height="115%"/>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fo:margin-top="0.1666in"/>
    </style:style>
    <style:style style:name="T43" style:parent-style-name="DefaultParagraphFont" style:family="text">
      <style:text-properties fo:font-weight="bold" style:font-weight-asian="bold" style:font-weight-complex="bold"/>
    </style:style>
    <style:style style:name="P44" style:parent-style-name="Normal" style:family="paragraph">
      <style:paragraph-properties fo:text-align="justify" fo:margin-top="0.1666in"/>
    </style:style>
    <style:style style:name="T45" style:parent-style-name="DefaultParagraphFont" style:family="text">
      <style:text-properties fo:font-style="italic" style:font-style-asian="italic" style:font-style-complex="italic"/>
    </style:style>
    <style:style style:name="P46" style:parent-style-name="Normal" style:family="paragraph">
      <style:paragraph-properties fo:text-align="justify" fo:margin-top="0.1666in"/>
    </style:style>
    <style:style style:name="T47" style:parent-style-name="DefaultParagraphFont" style:family="text">
      <style:text-properties fo:font-weight="bold" style:font-weight-asian="bold" style:font-weight-complex="bold"/>
    </style:style>
    <style:style style:name="P48" style:parent-style-name="Normal" style:family="paragraph">
      <style:paragraph-properties fo:text-align="justify" fo:margin-top="0.1666in"/>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text-align="justify" fo:margin-top="0.1666in"/>
    </style:style>
    <style:style style:name="T51" style:parent-style-name="DefaultParagraphFont" style:family="text">
      <style:text-properties fo:font-weight="bold" style:font-weight-asian="bold" style:font-weight-complex="bold"/>
    </style:style>
    <style:style style:name="P52" style:parent-style-name="Normal" style:family="paragraph">
      <style:paragraph-properties fo:text-align="justify" fo:margin-top="0.1666in"/>
    </style:style>
    <style:style style:name="T53" style:parent-style-name="DefaultParagraphFont" style:family="text">
      <style:text-properties fo:font-style="italic" style:font-style-asian="italic" style:font-style-complex="italic"/>
    </style:style>
    <style:style style:name="P54" style:parent-style-name="Normal" style:family="paragraph">
      <style:paragraph-properties fo:text-align="justify" fo:margin-top="0.1666in"/>
    </style:style>
    <style:style style:name="T55" style:parent-style-name="DefaultParagraphFont" style:family="text">
      <style:text-properties fo:font-weight="bold" style:font-weight-asian="bold" style:font-weight-complex="bold"/>
    </style:style>
    <style:style style:name="P56" style:parent-style-name="Normal" style:family="paragraph">
      <style:paragraph-properties fo:text-align="justify" fo:margin-top="0.1666in"/>
    </style:style>
    <style:style style:name="T57" style:parent-style-name="DefaultParagraphFont" style:family="text">
      <style:text-properties fo:font-weight="bold" style:font-weight-asian="bold" style:font-weight-complex="bold"/>
    </style:style>
    <style:style style:name="P58" style:parent-style-name="Normal" style:family="paragraph">
      <style:paragraph-properties fo:text-align="justify" fo:margin-top="0.1666in"/>
    </style:style>
    <style:style style:name="T59" style:parent-style-name="DefaultParagraphFont" style:family="text">
      <style:text-properties fo:font-weight="bold" style:font-weight-asian="bold" style:font-weight-complex="bold"/>
    </style:style>
    <style:style style:name="P60" style:parent-style-name="Normal" style:family="paragraph">
      <style:paragraph-properties fo:text-align="justify" fo:margin-top="0.1666in"/>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fo:text-align="justify" fo:margin-top="0.1666in"/>
    </style:style>
    <style:style style:name="T63" style:parent-style-name="DefaultParagraphFont" style:family="text">
      <style:text-properties fo:font-style="italic" style:font-style-asian="italic" style:font-style-complex="italic"/>
    </style:style>
    <style:style style:name="P64" style:parent-style-name="Normal" style:family="paragraph">
      <style:paragraph-properties fo:text-align="justify" fo:margin-top="0.1666in"/>
    </style:style>
    <style:style style:name="T65" style:parent-style-name="DefaultParagraphFont" style:family="text">
      <style:text-properties fo:font-weight="bold" style:font-weight-asian="bold" style:font-weight-complex="bold"/>
    </style:style>
    <style:style style:name="P66" style:parent-style-name="Normal" style:family="paragraph">
      <style:paragraph-properties fo:text-align="justify" fo:margin-top="0.1666in"/>
    </style:style>
    <style:style style:name="T67" style:parent-style-name="DefaultParagraphFont" style:family="text">
      <style:text-properties fo:font-weight="bold" style:font-weight-asian="bold" style:font-weight-complex="bold"/>
    </style:style>
    <style:style style:name="P68" style:parent-style-name="Normal" style:family="paragraph">
      <style:paragraph-properties fo:text-align="justify" fo:margin-top="0.1666in"/>
    </style:style>
    <style:style style:name="T69" style:parent-style-name="DefaultParagraphFont" style:family="text">
      <style:text-properties fo:font-weight="bold" style:font-weight-asian="bold" style:font-weight-complex="bold"/>
    </style:style>
    <style:style style:name="P70" style:parent-style-name="Normal" style:family="paragraph">
      <style:paragraph-properties fo:text-align="justify" fo:margin-top="0.1666in"/>
    </style:style>
    <style:style style:name="T71" style:parent-style-name="DefaultParagraphFont" style:family="text">
      <style:text-properties fo:font-style="italic" style:font-style-asian="italic" style:font-style-complex="italic"/>
    </style:style>
    <style:style style:name="P72" style:parent-style-name="Normal" style:family="paragraph">
      <style:paragraph-properties fo:text-align="justify" fo:margin-top="0.1666in"/>
    </style:style>
    <style:style style:name="T73" style:parent-style-name="DefaultParagraphFont" style:family="text">
      <style:text-properties fo:font-weight="bold" style:font-weight-asian="bold" style:font-weight-complex="bold"/>
    </style:style>
    <style:style style:name="P74" style:parent-style-name="Normal" style:family="paragraph">
      <style:paragraph-properties fo:text-align="justify" fo:margin-top="0.1666in"/>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style="italic" style:font-style-asian="italic" style:font-style-complex="italic"/>
    </style:style>
    <style:style style:name="P77" style:parent-style-name="Normal" style:family="paragraph">
      <style:paragraph-properties fo:text-align="justify" fo:margin-top="0.1666in"/>
    </style:style>
    <style:style style:name="T78" style:parent-style-name="DefaultParagraphFont" style:family="text">
      <style:text-properties fo:font-weight="bold" style:font-weight-asian="bold" style:font-weight-complex="bold"/>
    </style:style>
    <style:style style:name="P79" style:parent-style-name="Normal" style:family="paragraph">
      <style:paragraph-properties fo:text-align="justify" fo:margin-top="0.1666in" fo:text-indent="0.4923in"/>
    </style:style>
    <style:style style:name="P80" style:parent-style-name="Normal" style:family="paragraph">
      <style:paragraph-properties fo:text-align="justify" fo:margin-bottom="0.1666in"/>
    </style:style>
    <style:style style:name="P81" style:parent-style-name="ListParagraph" style:family="paragraph">
      <style:paragraph-properties fo:text-align="justify" fo:margin-top="0.1666in" fo:margin-bottom="0.1666in"/>
    </style:style>
    <style:style style:name="T82" style:parent-style-name="DefaultParagraphFont" style:family="text">
      <style:text-properties fo:font-weight="bold" style:font-weight-asian="bold" style:font-weight-complex="bold"/>
    </style:style>
    <style:style style:name="P83" style:parent-style-name="ListParagraph" style:family="paragraph">
      <style:paragraph-properties fo:text-align="justify" fo:margin-top="0.1666in" fo:margin-bottom="0.1666in"/>
    </style:style>
    <style:style style:name="T84" style:parent-style-name="DefaultParagraphFont" style:family="text">
      <style:text-properties fo:font-weight="bold" style:font-weight-asian="bold" style:font-weight-complex="bold"/>
    </style:style>
    <style:style style:name="P85" style:parent-style-name="ListParagraph" style:family="paragraph">
      <style:paragraph-properties fo:text-align="justify" fo:margin-top="0.1666in" fo:margin-bottom="0.1666in"/>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style:font-name="Times New Roman" style:font-name-asian="Times New Roman" style:font-name-complex="Times New Roman" style:letter-kerning="false" style:language-asian="en" style:country-asian="PH" style:language-complex="ar" style:country-complex="SA"/>
    </style:style>
    <style:style style:name="P88" style:parent-style-name="Normal" style:family="paragraph">
      <style:paragraph-properties fo:text-align="justify" fo:margin-bottom="0.1666in" fo:text-indent="0.4923in"/>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P91" style:parent-style-name="Normal" style:family="paragraph">
      <style:paragraph-properties fo:text-align="justify" fo:margin-bottom="0.1666in" fo:text-indent="0.4923in"/>
    </style:style>
    <style:style style:name="T92" style:parent-style-name="DefaultParagraphFont" style:family="text">
      <style:text-properties fo:font-style="italic" style:font-style-asian="italic" style:font-style-complex="italic"/>
    </style:style>
    <style:style style:name="P93" style:parent-style-name="Normal" style:family="paragraph">
      <style:paragraph-properties fo:text-align="justify" fo:margin-bottom="0.1666in" fo:text-indent="0.4923in"/>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language="pt" fo:country="BR"/>
    </style:style>
    <style:style style:name="P96" style:parent-style-name="Normal" style:family="paragraph">
      <style:paragraph-properties fo:text-align="justify" fo:margin-bottom="0.1666in" fo:text-indent="0.4923in"/>
    </style:style>
    <style:style style:name="T97" style:parent-style-name="DefaultParagraphFont" style:family="text">
      <style:text-properties fo:language="pt" fo:country="BR"/>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P100" style:parent-style-name="Normal" style:family="paragraph">
      <style:paragraph-properties fo:text-align="justify" fo:margin-bottom="0.1666in" fo:text-indent="0.4923in"/>
    </style:style>
    <style:style style:name="T101" style:parent-style-name="DefaultParagraphFont" style:family="text">
      <style:text-properties fo:font-style="italic" style:font-style-asian="italic" style:font-style-complex="italic"/>
    </style:style>
    <style:style style:name="P102" style:parent-style-name="Normal" style:family="paragraph">
      <style:paragraph-properties fo:text-align="justify" fo:margin-bottom="0.1666in" fo:text-indent="0.4923in"/>
    </style:style>
    <style:style style:name="T103" style:parent-style-name="DefaultParagraphFont" style:family="text">
      <style:text-properties fo:font-style="italic" style:font-style-asian="italic" style:font-style-complex="italic"/>
    </style:style>
    <style:style style:name="P104" style:parent-style-name="Normal" style:family="paragraph">
      <style:paragraph-properties fo:text-align="justify" fo:margin-bottom="0.1666in" fo:text-indent="0.4923in"/>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P107" style:parent-style-name="Normal" style:family="paragraph">
      <style:paragraph-properties fo:text-align="justify" fo:margin-bottom="0.1666in"/>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Normal" style:family="paragraph">
      <style:paragraph-properties fo:text-align="justify" fo:margin-bottom="0.1666in"/>
      <style:text-properties fo:font-weight="bold" style:font-weight-asian="bold" style:font-weight-complex="bold"/>
    </style:style>
    <style:style style:name="P111" style:parent-style-name="Normal" style:family="paragraph">
      <style:paragraph-properties fo:text-align="justify" fo:margin-bottom="0.1666in" fo:margin-left="0.4923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Normal" style:family="paragraph">
      <style:paragraph-properties fo:text-align="justify" fo:margin-bottom="0.1666in" fo:margin-left="0.4923in">
        <style:tab-stops/>
      </style:paragraph-properties>
    </style:style>
    <style:style style:name="T114" style:parent-style-name="DefaultParagraphFont" style:family="text">
      <style:text-properties fo:font-weight="bold" style:font-weight-asian="bold" style:font-weight-complex="bold"/>
    </style:style>
    <style:style style:name="P115" style:parent-style-name="Normal" style:family="paragraph">
      <style:paragraph-properties fo:text-align="justify" fo:margin-bottom="0.1666in" fo:margin-left="0.4923in">
        <style:tab-stops/>
      </style:paragraph-properties>
    </style:style>
    <style:style style:name="T116" style:parent-style-name="DefaultParagraphFont" style:family="text">
      <style:text-properties fo:font-weight="bold" style:font-weight-asian="bold" style:font-weight-complex="bold"/>
    </style:style>
    <style:style style:name="P117" style:parent-style-name="Normal" style:family="paragraph">
      <style:paragraph-properties fo:text-align="justify" fo:margin-bottom="0.1666in"/>
      <style:text-properties fo:font-weight="bold" style:font-weight-asian="bold" style:font-weight-complex="bold"/>
    </style:style>
    <style:style style:name="P118" style:parent-style-name="Normal" style:family="paragraph">
      <style:paragraph-properties fo:text-align="justify" fo:margin-bottom="0.1666in" fo:margin-left="0.4923in">
        <style:tab-stops/>
      </style:paragraph-properties>
    </style:style>
    <style:style style:name="T119" style:parent-style-name="DefaultParagraphFont" style:family="text">
      <style:text-properties fo:font-weight="bold" style:font-weight-asian="bold" style:font-weight-complex="bold"/>
    </style:style>
    <style:style style:name="P120" style:parent-style-name="Normal" style:family="paragraph">
      <style:paragraph-properties fo:text-align="justify" fo:margin-bottom="0.1666in" fo:margin-left="0.4923in">
        <style:tab-stops/>
      </style:paragraph-properties>
    </style:style>
    <style:style style:name="T121" style:parent-style-name="DefaultParagraphFont" style:family="text">
      <style:text-properties fo:font-weight="bold" style:font-weight-asian="bold" style:font-weight-complex="bold"/>
    </style:style>
    <style:style style:name="P122" style:parent-style-name="Normal" style:family="paragraph">
      <style:paragraph-properties fo:text-align="justify" fo:margin-bottom="0.1666in" fo:margin-left="0.4923in">
        <style:tab-stops/>
      </style:paragraph-properties>
    </style:style>
    <style:style style:name="T123" style:parent-style-name="DefaultParagraphFont" style:family="text">
      <style:text-properties fo:font-weight="bold" style:font-weight-asian="bold" style:font-weight-complex="bold"/>
    </style:style>
    <style:style style:name="P124" style:parent-style-name="Normal" style:family="paragraph">
      <style:paragraph-properties fo:text-align="justify" fo:margin-bottom="0.1666in"/>
      <style:text-properties fo:font-weight="bold" style:font-weight-asian="bold" style:font-weight-complex="bold"/>
    </style:style>
    <style:style style:name="P125" style:parent-style-name="Normal" style:family="paragraph">
      <style:paragraph-properties fo:text-align="justify" fo:margin-bottom="0.1666in" fo:margin-left="0.4923in">
        <style:tab-stops/>
      </style:paragraph-properties>
    </style:style>
    <style:style style:name="T126" style:parent-style-name="DefaultParagraphFont" style:family="text">
      <style:text-properties fo:font-weight="bold" style:font-weight-asian="bold" style:font-weight-complex="bold"/>
    </style:style>
    <style:style style:name="P127" style:parent-style-name="Normal" style:family="paragraph">
      <style:paragraph-properties fo:text-align="justify" fo:margin-bottom="0.1666in" fo:margin-left="0.4923in">
        <style:tab-stops/>
      </style:paragraph-properties>
    </style:style>
    <style:style style:name="T128" style:parent-style-name="DefaultParagraphFont" style:family="text">
      <style:text-properties fo:font-weight="bold" style:font-weight-asian="bold" style:font-weight-complex="bold"/>
    </style:style>
    <style:style style:name="P129" style:parent-style-name="Normal" style:family="paragraph">
      <style:paragraph-properties fo:text-align="justify" fo:margin-bottom="0.1666in" fo:margin-left="0.4923in">
        <style:tab-stops/>
      </style:paragraph-properties>
    </style:style>
    <style:style style:name="T130" style:parent-style-name="DefaultParagraphFont" style:family="text">
      <style:text-properties fo:font-weight="bold" style:font-weight-asian="bold" style:font-weight-complex="bold"/>
    </style:style>
    <style:style style:name="P131" style:parent-style-name="Normal" style:family="paragraph">
      <style:paragraph-properties fo:text-align="justify" fo:margin-bottom="0.1666in"/>
      <style:text-properties fo:font-weight="bold" style:font-weight-asian="bold" style:font-weight-complex="bold"/>
    </style:style>
    <style:style style:name="P132" style:parent-style-name="Normal" style:family="paragraph">
      <style:paragraph-properties fo:margin-bottom="0.1666in" fo:margin-left="0.4923in">
        <style:tab-stops/>
      </style:paragraph-properties>
    </style:style>
    <style:style style:name="T133" style:parent-style-name="DefaultParagraphFont" style:family="text">
      <style:text-properties fo:font-weight="bold" style:font-weight-asian="bold" style:font-weight-complex="bold"/>
    </style:style>
    <style:style style:name="P134" style:parent-style-name="Normal" style:family="paragraph">
      <style:paragraph-properties fo:margin-bottom="0.1666in" fo:margin-left="0.4923in">
        <style:tab-stops/>
      </style:paragraph-properties>
    </style:style>
    <style:style style:name="T135" style:parent-style-name="DefaultParagraphFont" style:family="text">
      <style:text-properties fo:font-weight="bold" style:font-weight-asian="bold" style:font-weight-complex="bold"/>
    </style:style>
    <style:style style:name="P136" style:parent-style-name="Normal" style:family="paragraph">
      <style:paragraph-properties fo:text-align="justify" fo:margin-bottom="0.1666in"/>
    </style:style>
    <style:style style:name="T137" style:parent-style-name="DefaultParagraphFont" style:family="text">
      <style:text-properties fo:font-weight="bold" style:font-weight-asian="bold" style:font-weight-complex="bold"/>
    </style:style>
    <style:style style:name="P138" style:parent-style-name="Normal" style:family="paragraph">
      <style:paragraph-properties fo:text-align="justify" fo:margin-bottom="0.1666in"/>
      <style:text-properties fo:font-weight="bold" style:font-weight-asian="bold" style:font-weight-complex="bold"/>
    </style:style>
    <style:style style:name="P139" style:parent-style-name="Normal" style:family="paragraph">
      <style:paragraph-properties fo:text-align="justify" fo:margin-bottom="0.1666in" fo:margin-left="0.4923in">
        <style:tab-stops/>
      </style:paragraph-properties>
    </style:style>
    <style:style style:name="T140" style:parent-style-name="DefaultParagraphFont" style:family="text">
      <style:text-properties fo:font-weight="bold" style:font-weight-asian="bold" style:font-weight-complex="bold"/>
    </style:style>
    <style:style style:name="P141" style:parent-style-name="Normal" style:family="paragraph">
      <style:paragraph-properties fo:text-align="justify" fo:margin-bottom="0.1666in" fo:margin-left="0.4923in">
        <style:tab-stops/>
      </style:paragraph-properties>
    </style:style>
    <style:style style:name="T142" style:parent-style-name="DefaultParagraphFont" style:family="text">
      <style:text-properties fo:font-weight="bold" style:font-weight-asian="bold" style:font-weight-complex="bold"/>
    </style:style>
    <style:style style:name="P143" style:parent-style-name="Normal" style:family="paragraph">
      <style:paragraph-properties fo:text-align="justify" fo:margin-bottom="0.1666in"/>
      <style:text-properties fo:font-weight="bold" style:font-weight-asian="bold" style:font-weight-complex="bold"/>
    </style:style>
    <style:style style:name="P144" style:parent-style-name="Normal" style:family="paragraph">
      <style:paragraph-properties fo:text-align="justify" fo:margin-bottom="0.1666in" fo:margin-left="0.4923in">
        <style:tab-stops/>
      </style:paragraph-properties>
    </style:style>
    <style:style style:name="T145" style:parent-style-name="DefaultParagraphFont" style:family="text">
      <style:text-properties fo:font-weight="bold" style:font-weight-asian="bold" style:font-weight-complex="bold"/>
    </style:style>
    <style:style style:name="P146" style:parent-style-name="Normal" style:family="paragraph">
      <style:paragraph-properties fo:text-align="justify" fo:margin-bottom="0.1666in" fo:margin-left="0.4923in">
        <style:tab-stops/>
      </style:paragraph-properties>
    </style:style>
    <style:style style:name="T147" style:parent-style-name="DefaultParagraphFont" style:family="text">
      <style:text-properties fo:font-weight="bold" style:font-weight-asian="bold" style:font-weight-complex="bold"/>
    </style:style>
    <style:style style:name="P148" style:parent-style-name="Normal" style:family="paragraph">
      <style:paragraph-properties fo:text-align="justify" fo:margin-bottom="0.1666in"/>
      <style:text-properties fo:font-weight="bold" style:font-weight-asian="bold" style:font-weight-complex="bold"/>
    </style:style>
    <style:style style:name="P149" style:parent-style-name="Normal" style:family="paragraph">
      <style:paragraph-properties fo:text-align="justify" fo:margin-bottom="0.1666in" fo:margin-left="0.4923in">
        <style:tab-stops/>
      </style:paragraph-properties>
    </style:style>
    <style:style style:name="T150" style:parent-style-name="DefaultParagraphFont" style:family="text">
      <style:text-properties fo:font-weight="bold" style:font-weight-asian="bold" style:font-weight-complex="bold"/>
    </style:style>
    <style:style style:name="P151" style:parent-style-name="Normal" style:family="paragraph">
      <style:paragraph-properties fo:text-align="justify" fo:margin-bottom="0.1666in" fo:margin-left="0.4923in">
        <style:tab-stops/>
      </style:paragraph-properties>
    </style:style>
    <style:style style:name="T152" style:parent-style-name="DefaultParagraphFont" style:family="text">
      <style:text-properties fo:font-weight="bold" style:font-weight-asian="bold" style:font-weight-complex="bold"/>
    </style:style>
    <style:style style:name="P153" style:parent-style-name="Normal" style:family="paragraph">
      <style:paragraph-properties fo:text-align="justify" fo:margin-bottom="0.1666in" fo:margin-left="0.4923in">
        <style:tab-stops/>
      </style:paragraph-properties>
    </style:style>
    <style:style style:name="T154" style:parent-style-name="DefaultParagraphFont" style:family="text">
      <style:text-properties fo:font-weight="bold" style:font-weight-asian="bold" style:font-weight-complex="bold"/>
    </style:style>
    <style:style style:name="P155" style:parent-style-name="Normal" style:family="paragraph">
      <style:paragraph-properties fo:text-align="justify" fo:margin-bottom="0.1666in"/>
      <style:text-properties fo:font-weight="bold" style:font-weight-asian="bold" style:font-weight-complex="bold"/>
    </style:style>
    <style:style style:name="P156" style:parent-style-name="Normal" style:family="paragraph">
      <style:paragraph-properties fo:text-align="justify" fo:margin-bottom="0.1666in" fo:margin-left="0.4923in">
        <style:tab-stops/>
      </style:paragraph-properties>
    </style:style>
    <style:style style:name="T157" style:parent-style-name="DefaultParagraphFont" style:family="text">
      <style:text-properties fo:font-weight="bold" style:font-weight-asian="bold" style:font-weight-complex="bold"/>
    </style:style>
    <style:style style:name="P158" style:parent-style-name="Normal" style:family="paragraph">
      <style:paragraph-properties fo:text-align="justify" fo:margin-bottom="0.1666in" fo:margin-left="0.4923in">
        <style:tab-stops/>
      </style:paragraph-properties>
    </style:style>
    <style:style style:name="T159" style:parent-style-name="DefaultParagraphFont" style:family="text">
      <style:text-properties fo:font-weight="bold" style:font-weight-asian="bold" style:font-weight-complex="bold"/>
    </style:style>
    <style:style style:name="P160" style:parent-style-name="Normal" style:family="paragraph">
      <style:paragraph-properties fo:text-align="justify" fo:margin-bottom="0.1666in" fo:margin-left="0.4923in">
        <style:tab-stops/>
      </style:paragraph-properties>
    </style:style>
    <style:style style:name="T161" style:parent-style-name="DefaultParagraphFont" style:family="text">
      <style:text-properties fo:font-weight="bold" style:font-weight-asian="bold" style:font-weight-complex="bold"/>
    </style:style>
    <style:style style:name="P162" style:parent-style-name="Normal" style:family="paragraph">
      <style:text-properties fo:font-weight="bold" style:font-weight-asian="bold" style:font-weight-complex="bold" fo:font-size="14pt" style:font-size-asian="14pt" style:font-size-complex="14pt"/>
    </style:style>
    <style:style style:name="P163" style:parent-style-name="Normal" style:family="paragraph">
      <style:paragraph-properties fo:text-align="justify" fo:margin-bottom="0.1666in"/>
    </style:style>
    <style:style style:name="T164" style:parent-style-name="DefaultParagraphFont" style:family="text">
      <style:text-properties fo:font-weight="bold" style:font-weight-asian="bold" style:font-weight-complex="bold"/>
    </style:style>
    <style:style style:name="P165" style:parent-style-name="Normal" style:family="paragraph">
      <style:paragraph-properties fo:margin-bottom="0.1666in"/>
      <style:text-properties fo:font-weight="bold" style:font-weight-asian="bold" style:font-weight-complex="bold"/>
    </style:style>
    <style:style style:name="P166" style:parent-style-name="Normal" style:family="paragraph">
      <style:paragraph-properties fo:text-align="justify" fo:margin-bottom="0.1666in" fo:margin-left="0.4923in">
        <style:tab-stops/>
      </style:paragraph-properties>
    </style:style>
    <style:style style:name="P167" style:parent-style-name="Normal" style:family="paragraph">
      <style:paragraph-properties fo:text-align="justify" fo:margin-bottom="0.1666in" fo:margin-left="0.4923in">
        <style:tab-stops/>
      </style:paragraph-properties>
    </style:style>
    <style:style style:name="P168" style:parent-style-name="Normal" style:family="paragraph">
      <style:paragraph-properties fo:margin-bottom="0.1666in"/>
      <style:text-properties fo:font-weight="bold" style:font-weight-asian="bold" style:font-weight-complex="bold"/>
    </style:style>
    <style:style style:name="P169" style:parent-style-name="Normal" style:family="paragraph">
      <style:paragraph-properties fo:text-align="justify" fo:margin-bottom="0.1666in" fo:margin-left="0.4923in">
        <style:tab-stops/>
      </style:paragraph-properties>
    </style:style>
    <style:style style:name="P170" style:parent-style-name="Normal" style:family="paragraph">
      <style:paragraph-properties fo:text-align="justify" fo:margin-bottom="0.1666in" fo:margin-left="0.4923in">
        <style:tab-stops/>
      </style:paragraph-properties>
    </style:style>
    <style:style style:name="P171" style:parent-style-name="Normal" style:family="paragraph">
      <style:paragraph-properties fo:text-align="justify" fo:margin-bottom="0.1666in" fo:margin-left="0.4923in">
        <style:tab-stops/>
      </style:paragraph-properties>
    </style:style>
    <style:style style:name="P172" style:parent-style-name="Normal" style:family="paragraph">
      <style:paragraph-properties fo:margin-bottom="0.1666in"/>
      <style:text-properties fo:font-weight="bold" style:font-weight-asian="bold" style:font-weight-complex="bold"/>
    </style:style>
    <style:style style:name="P173" style:parent-style-name="Normal" style:family="paragraph">
      <style:paragraph-properties fo:text-align="justify" fo:margin-bottom="0.1666in" fo:margin-left="0.4923in">
        <style:tab-stops/>
      </style:paragraph-properties>
    </style:style>
    <style:style style:name="P174" style:parent-style-name="Normal" style:family="paragraph">
      <style:paragraph-properties fo:text-align="justify" fo:margin-bottom="0.1666in" fo:margin-left="0.4923in">
        <style:tab-stops/>
      </style:paragraph-properties>
    </style:style>
    <style:style style:name="P175" style:parent-style-name="Normal" style:family="paragraph">
      <style:paragraph-properties fo:text-align="justify" fo:margin-bottom="0.1666in" fo:margin-left="0.4923in">
        <style:tab-stops/>
      </style:paragraph-properties>
    </style:style>
    <style:style style:name="P176" style:parent-style-name="Normal" style:family="paragraph">
      <style:paragraph-properties fo:margin-bottom="0.1666in"/>
      <style:text-properties fo:font-weight="bold" style:font-weight-asian="bold" style:font-weight-complex="bold"/>
    </style:style>
    <style:style style:name="P177" style:parent-style-name="Normal" style:family="paragraph">
      <style:paragraph-properties fo:text-align="justify" fo:margin-bottom="0.1666in" fo:margin-left="0.4923in">
        <style:tab-stops/>
      </style:paragraph-properties>
    </style:style>
    <style:style style:name="P178" style:parent-style-name="Normal" style:family="paragraph">
      <style:paragraph-properties fo:text-align="justify" fo:margin-bottom="0.1666in" fo:margin-left="0.4923in">
        <style:tab-stops/>
      </style:paragraph-properties>
    </style:style>
    <style:style style:name="P179" style:parent-style-name="Normal" style:family="paragraph">
      <style:paragraph-properties fo:text-align="justify" fo:margin-bottom="0.1666in" fo:margin-left="0.4923in">
        <style:tab-stops/>
      </style:paragraph-properties>
    </style:style>
  </office:automatic-styles>
  <office:body>
    <office:text text:use-soft-page-breaks="true">
      <text:p text:style-name="P1">Institutionalizing the Use of Internet Cafés for TVET: A Public-Private Partnership Framework in Maigo, Lanao del Norte<text:s/></text:p>
      <text:p text:style-name="P2"><text:span text:style-name="T3">Jemar John J. Lumingkit</text:span><text:span text:style-name="T4">1*</text:span></text:p>
      <text:p text:style-name="P5"><text:span text:style-name="T6">1</text:span>Mindanao State University – Iligan Institute of Technology</text:p>
      <text:p text:style-name="P7"><text:span text:style-name="T8">*</text:span>Iligan City, Philippines</text:p>
      <text:h text:style-name="Heading1" text:outline-level="1">Introduction</text:h>
      <text:p text:style-name="P9">The United Nations' Sustainable Development Goal 4 (SDG 4) mandates inclusive, equitable quality education and lifelong learning, emphasizing the urgent need to increase technical and vocational skills for employment. However, realizing this mandate remains a significant challenge in developing municipalities facing severe resource constraints. A distinct socio-economic paradox has emerged: while digital literacy is a mandatory prerequisite for employment, the physical infrastructure required to teach these skills is lagging. Concurrently, the widespread accessibility of smartphones has triggered an economic decline in the traditional internet café industry, leaving high-specification hardware idle during prime operational hours.</text:p>
      <text:p text:style-name="P10">Private Technical Vocational Institutions (TVIs) and public education centers in the Municipality of Maigo face severe infrastructural bottlenecks, lacking the specialized, compliant laboratory facilities required to offer crucial Information and Communications Technology (ICT) certifications. Simultaneously, local internet cafés are facing bankruptcy due to daytime underutilization</text:p>
      <text:h text:style-name="Heading3" text:outline-level="3">Statement of the Problem</text:h>
      <text:h text:style-name="P11" text:outline-level="3">This study addresses the absence of a formalized local public policy framework to assess the feasibility of, and successfully institutionalize, the dual-use of commercial internet cafés as government-contracted training micro-laboratories during the day and commercial hubs at night.</text:h>
      <text:p text:style-name="P12">To address this gap, this study seeks to answer the following overarching question:<text:s/><text:span text:style-name="T13">How feasible is the institutionalization of a local Public-Private Partnership (PPP) framework utilizing commercial internet cafés as dual-use TVET micro-laboratories in the Municipality of Maigo?</text:span></text:p>
      <text:p text:style-name="P14">Specifically, the research aims to answer the following questions:</text:p>
      <text:list text:style-name="LFO1" text:continue-numbering="true">
        <text:list-item>
          <text:p text:style-name="P15">What is the current infrastructural deficit and what are the strict physical facility standards required by private TESDA-accredited Technical Vocational Institutions (TVIs) in Maigo?</text:p>
        </text:list-item>
        <text:list-item>
          <text:p text:style-name="P16">What is the baseline technical readiness, pedagogical viability, and economic willingness of local internet café owners to participate in a government-subsidized daytime leasing agreement?</text:p>
        </text:list-item>
        <text:list-item>
          <text:p text:style-name="P17">What existing local ordinances, zoning laws, and specific provisions under the Philippine PPP Code (RA 11966) either hinder or enable the Local Government Unit (LGU) to formally execute and fund this service-contracting model?</text:p>
        </text:list-item>
        <text:list-item>
          <text:p text:style-name="P18">Based on the feasibility assessment, what specific operational management parameters, risk allocation matrices, and legislative recommendations must be included in the proposed "Maigo Dual-Use" PPP Framework to successfully and legally institutionalize the program?</text:p>
        </text:list-item>
      </text:list>
      <text:h text:style-name="Heading3" text:outline-level="3">Research Objectives</text:h>
      <text:p text:style-name="P19">The primary objective of this study is to assess the feasibility of utilizing private internet cafés as official TESDA and university-accredited computer laboratories under an LGU-led Public-Private Partnership (PPP), to design the operational framework if proven feasible, and to provide actionable policy recommendations based on these findings.</text:p>
      <text:p text:style-name="P20">Specific Objectives:</text:p>
      <text:list text:style-name="LFO2" text:continue-numbering="true">
        <text:list-item>
          <text:p text:style-name="P21">Assess the current IT infrastructure gap within private TESDA-accredited training institutions (TVIs) in Maigo by the end of the first research month.</text:p>
        </text:list-item>
        <text:list-item>
          <text:p text:style-name="P22">Evaluate the technical readiness, pedagogical viability, and economic willingness of at least 3-5 local internet cafés to serve as formal educational spaces.</text:p>
        </text:list-item>
        <text:list-item>
          <text:p text:style-name="P23">Identify the legal and bureaucratic mechanisms under the Philippine PPP Code (RA 11966) necessary for a Local Government Unit (LGU) to execute daytime leasing agreements.</text:p>
        </text:list-item>
        <text:list-item>
          <text:p text:style-name="P24">Design the "Maigo Dual-Use" PPP Framework detailing the exact structural, financial, and operational management parameters required to sustain the partnership.</text:p>
        </text:list-item>
        <text:list-item>
          <text:p text:style-name="P25">Formulate actionable policy recommendations to advise the LGU on the legislative steps necessary to operationalize this program.</text:p>
        </text:list-item>
      </text:list>
      <text:h text:style-name="Heading3" text:outline-level="3">Significance of the Study</text:h>
      <text:p text:style-name="P26">This Zero-Capital-Expenditure (Zero-CapEx) model offers a highly synergistic solution. For the LGU, it provides a critical digital infrastructure upgrade without prohibitive costs. For local MSMEs, it transforms dormant operational hours into a sustainable revenue stream, preventing business closures. For TVIs, it immediately expands institutional capacity to offer compliance-heavy ICT certifications. Ultimately, the study provides a replicable blueprint for 4th and 5th-class municipalities to democratize access to digital skills training.</text:p>
      <text:h text:style-name="Heading3" text:outline-level="3">Scope and Delimitations of the Study</text:h>
      <text:p text:style-name="P27">This study is strictly bounded within the discipline of public administration and policy formulation, focusing on the administrative, legal, and economic frameworks necessary to institutionalize a Public-Private Partnership (PPP) for "Dual-Use Tech Spaces" under the Philippine PPP Code (RA 11966).<text:s/></text:p>
      <text:p text:style-name="P28">Geographically confined to the Municipality of Maigo, Lanao del Norte, the research draws insights from key informants across three local sectors: government officials involved in policy and finance, administrators of private TESDA-accredited Technical Vocational Institutions (TVIs), and registered internet café owners (MSMEs).</text:p>
      <text:soft-page-break/>
      <text:p text:style-name="P29">The technical scope is limited to evaluating the baseline hardware capacity of these local cafés against standard TESDA requirements and validating the conceptual viability of Diskless (PXE-Boot) architecture for environmental segregation.<text:s/></text:p>
      <text:p text:style-name="P30">To maintain a rigorous focus on policy feasibility and collaborative governance, the study explicitly excludes the measurement of pedagogical outcomes, such as student learning, teaching effectiveness, or curriculum design. Furthermore, it will not involve deep technical network diagnostics, cybersecurity penetration testing, or comprehensive IT maintenance audits.<text:s/></text:p>
      <text:p text:style-name="P31">Finally, as a policy formulation project, this research will not execute actual leasing agreements, disburse government funds, or launch a pilot program; the final output is strictly restricted to a feasibility report, a proposed PPP framework, and actionable legislative recommendations for the Local Government Unit.</text:p>
      <text:h text:style-name="P32" text:outline-level="1">Review of Related Literature Review</text:h>
      <text:h text:style-name="Heading3" text:outline-level="3">The Digital Divide and Dual-Use Hubs</text:h>
      <text:p text:style-name="P33">Research highlights that reliance on mobile phones limits exposure to comprehensive digital tools (Olipas &amp; Alegado, 2026). Community-based digital access hubs, such as internet shops, naturally function as supportive educational arenas, significantly increasing users' e-learning readiness through peer-supported access (Alontaga, 2018).</text:p>
      <text:h text:style-name="Heading3" text:outline-level="3">Addressing the TVET Skills Gap<text:s/></text:h>
      <text:p text:style-name="P34">Enterprise-Based Training (EBT) is vital for aligning graduate competencies with labor market demands, yet industry participation remains low due to administrative burdens (Towip et al., 2021; Generalao, 2024). Empowering the private sector through localized PPPs can streamline bureaucratic procedures and close this skills gap.</text:p>
      <text:h text:style-name="Heading3" text:outline-level="3">ICT Management and Technical Support</text:h>
      <text:p text:style-name="P35">Providing hardware is insufficient without robust technical support. Studies in developing contexts show high rates of unused equipment due to poor maintenance (Olusegun, 2023). A dedicated "ICT Infrastructure Management Ecosystem" is necessary, clearly delineating roles among private entities, LGU officials, school principals, and local ICT coordinators.</text:p>
      <text:h text:style-name="Heading3" text:outline-level="3">Theoretical Framework</text:h>
      <text:p text:style-name="P36">Using the Collaborative Governance &amp; Networked Government it anchors the study by positioning the government as an orchestrator of services rather than solely a provider, aligning with the "Reinventing Government" concept of entrepreneurial management in public organizations. While the Public Value Theory focuses on maximizing taxpayer utility by saving local MSMEs while concurrently upskilling the youth demographic.</text:p>
      <text:h text:style-name="Heading3" text:outline-level="3">Research Gap</text:h>
      <text:p text:style-name="P37">While national PPP models exist for large-scale infrastructure, there is a distinct lack of localized policy frameworks enabling rural municipalities to utilize service-contracting under the PPP Code (RA 11966) for micro-infrastructure like internet cafés. Furthermore, as highlighted by Isolana (2023), there is a gap in addressing the "operational management" clash between bureaucratic<text:s/><text:soft-page-break/>LGUs and efficient private enterprises. This study fills these gaps by proposing a formalized LGU-led PPP with built-in managerial transition mechanisms.</text:p>
      <text:h text:style-name="Heading1" text:outline-level="1">Methodology<text:s/></text:h>
      <text:h text:style-name="Heading3" text:outline-level="3">Research Design</text:h>
      <text:p text:style-name="Normal">This study employs a Qualitative Single Instrumental Case Study and Policy Formulation approach. It focuses on the administrative, legal, and economic realities needed to assess feasibility and design a framework, explicitly excluding pedagogical effectiveness and student learning outcomes.</text:p>
      <text:h text:style-name="Heading3" text:outline-level="3">Data Collection Techniques</text:h>
      <text:p text:style-name="P38">This study will use Semi-Structured Interviews tailored interview guides will be used to identify budgetary, legal, pedagogical, and technical friction points among key stakeholders. Documentary Analysis: The researcher will review local zoning and anti-truancy ordinances, TESDA physical facility standards, and the provisions of the Philippine PPP Code.</text:p>
      <text:h text:style-name="Heading3" text:outline-level="3">Sampling</text:h>
      <text:p text:style-name="P39">Purposive Sampling will be utilized to select key informants across three critical sectors in Maigo. The Governance sector will include LGU Officials such as the Mayor, SB Committee on Education, and PESO Manager. The Education sector will involve administrators from private TESDA-accredited training institutes (Maigo Technical and Vocational Training Center, Standard Academy, MSU-MCEST). The Private sector will consist of 3–5 registered internet café owners.</text:p>
      <text:h text:style-name="Heading3" text:outline-level="3">Data Analysis</text:h>
      <text:p text:style-name="P40">The study will use Thematic Synthesis and Triangulation to cross-reference business needs, legal boundaries, and educational standards. This synthesized data will directly inform the feasibility assessment and the subsequent design of the PPP framework, ensuring it includes operational management provisions and dispute resolution mechanisms.</text:p>
      <text:h text:style-name="Heading3" text:outline-level="3">Ethical Considerations</text:h>
      <text:p text:style-name="P41">Informed consent will be secured from all interviewees, ensuring strict anonymity for MSME financial data. The proposed technical architecture heavily prioritizes cybersecurity and ethical use via Diskless (PXE-Boot) Multiple Image Architecture. This system completely segregates the sterile, government-controlled "Educational Image" from the nighttime "Commercial Image" and utilizes a reboot-to-restore function to wipe all data and potential malware between sessions.</text:p>
      <text:h text:style-name="Heading1" text:outline-level="1">Timeline and Research Phase</text:h>
      <text:p text:style-name="P42"><text:span text:style-name="T43">Phase 1: Rapid Preparation &amp; Mobilization (Days 1–5)</text:span></text:p>
      <text:p text:style-name="P44"><text:span text:style-name="T45">Originally Weeks 1-3</text:span><text:s/></text:p>
      <text:list text:style-name="LFO5" text:continue-numbering="true">
        <text:list-item>
          <text:p text:style-name="P46"><text:span text:style-name="T47">Day 1-2:</text:span><text:s/>Finalize the proposal and secure immediate panel approval. You must bypass lengthy pilot testing of your interview guides. I will personally help you validate them to save time.</text:p>
        </text:list-item>
        <text:list-item>
          <text:p text:style-name="P48"><text:span text:style-name="T49">Day 3-5:</text:span><text:s/>Hand-deliver formal requests to the Maigo LGU, TVI administrators, and MSME stakeholders. Do not wait for emails. Use your local network to secure immediate interview appointments for the following week.</text:p>
        </text:list-item>
      </text:list>
      <text:p text:style-name="P50"><text:span text:style-name="T51">Phase 2: Aggressive Data Gathering &amp; Audits (Days 6–15)</text:span></text:p>
      <text:p text:style-name="P52"><text:span text:style-name="T53">Originally Weeks 4-7</text:span><text:s/></text:p>
      <text:list text:style-name="LFO6" text:continue-numbering="true">
        <text:list-item>
          <text:p text:style-name="P54"><text:span text:style-name="T55">Day 6-10:</text:span><text:s/>Conduct Key Informant Interviews across the Governance, Education, and Private sectors. You must act as an institutionalist here, identifying the specific bureaucratic friction points and legal boundaries rapidly.</text:p>
        </text:list-item>
        <text:list-item>
          <text:p text:style-name="P56"><text:span text:style-name="T57">Day 11-13:</text:span><text:s/>Perform baseline hardware and physical space assessments of participating MSMEs. Since you are a CS student, you can assess technical readiness quickly.</text:p>
        </text:list-item>
        <text:list-item>
          <text:p text:style-name="P58"><text:span text:style-name="T59">Day 14-15:</text:span><text:s/>Retrieve existing municipal ordinances from the Sangguniang Bayan.</text:p>
        </text:list-item>
      </text:list>
      <text:p text:style-name="P60"><text:span text:style-name="T61">Phase 3: Parallel Analysis &amp; Framework Drafting (Days 16–25)</text:span></text:p>
      <text:p text:style-name="P62"><text:span text:style-name="T63">Originally Weeks 8-11</text:span><text:s/></text:p>
      <text:list text:style-name="LFO7" text:continue-numbering="true">
        <text:list-item>
          <text:p text:style-name="P64"><text:span text:style-name="T65">Day 16-19:</text:span><text:s/>Do not transcribe everything manually. Use AI transcription software to immediately convert your interviews to text. Conduct a rapid thematic analysis to determine feasibility.</text:p>
        </text:list-item>
        <text:list-item>
          <text:p text:style-name="P66"><text:span text:style-name="T67">Day 20-25:</text:span><text:s/>Draft the "Maigo Dual-Use" PPP Framework. Concurrently outline the critical Service Level Agreement (SLA) parameters, focusing heavily on risk allocation and technical support.</text:p>
        </text:list-item>
      </text:list>
      <text:p text:style-name="P68"><text:span text:style-name="T69">Phase 4: Validation &amp; Journal Submission (Days 26–30)</text:span></text:p>
      <text:p text:style-name="P70"><text:span text:style-name="T71">Originally Weeks 12-14</text:span><text:s/></text:p>
      <text:list text:style-name="LFO8" text:continue-numbering="true">
        <text:list-item>
          <text:p text:style-name="P72"><text:span text:style-name="T73">Day 26-27:</text:span><text:s/>Present the findings and drafted framework to a focus group of key informants to validate political and operational feasibility. Do this virtually or as a single, combined town-hall-style meeting to save time.</text:p>
        </text:list-item>
        <text:list-item>
          <text:p text:style-name="P74"><text:span text:style-name="T75">Day 28-29:</text:span><text:s/>Finalize the research paper for defense and format it strictly according to the author guidelines of your target journal (e.g.,<text:s/><text:span text:style-name="T76">Philippine Journal of Public Administration</text:span><text:s/>or an international policy journal).</text:p>
        </text:list-item>
        <text:list-item>
          <text:p text:style-name="P77"><text:span text:style-name="T78">Day 30:</text:span><text:s/>Submit the manuscript to the journal and prepare for your university defense.</text:p>
        </text:list-item>
      </text:list>
      <text:p text:style-name="P79">As a public administration policy study aiming to establish a Zero-CapEx model for the government, the research itself requires minimal funding, primarily covering travel to the research locale, printing of documentary analysis materials, and token provisions for key informants.</text:p>
      <text:soft-page-break/>
      <text:h text:style-name="Heading1" text:outline-level="1">Conclusion</text:h>
      <text:h text:style-name="Heading3" text:outline-level="3">Expected Results/Implications</text:h>
      <text:p text:style-name="P80">The primary output of this research is a comprehensive feasibility assessment and a set of localized policy recommendations for the Municipality of Maigo. Specifically, the study expects to yield:</text:p>
      <text:list text:style-name="LFO4" text:continue-numbering="true">
        <text:list-item>
          <text:p text:style-name="P81"><text:span text:style-name="T82">A Feasibility Assessment:</text:span><text:s/>A definitive evaluation of whether local internet cafés possess the technical readiness, and if the LGU possesses the legal and fiscal mechanisms under RA 11966, to execute this daytime leasing partnership.</text:p>
        </text:list-item>
        <text:list-item>
          <text:p text:style-name="P83"><text:span text:style-name="T84">The "Maigo Dual-Use" PPP Framework:</text:span><text:s/>A customized collaborative governance model detailing the proposed risk allocation, operational management responsibilities, technical requirements (e.g., Diskless architecture), and financial subsidy structures (e.g., Special Education Fund utilization).</text:p>
        </text:list-item>
        <text:list-item>
          <text:p text:style-name="P85"><text:span text:style-name="T86">Actionable Policy Recommendations:</text:span><text:s/>A comprehensive set of guidelines derived directly from the feasibility report and framework. These will advise the LGU and Sangguniang Bayan on the specific legislative provisions needed to institutionalize the micro-laboratories, such as necessary anti-truancy exemptions, accreditation standards, and the formalization of the LGU-MSME-TVI linkages.<text:span text:style-name="T87"><text:s/></text:span></text:p>
        </text:list-item>
      </text:list>
      <text:h text:style-name="Heading1" text:outline-level="1">References</text:h>
      <text:p text:style-name="P88">Alontaga, J. V. Q. (2018). Internet shop users: Computer practices and its relationship to e-learning readiness.<text:s/><text:span text:style-name="T89">Education Sciences</text:span>,<text:s/><text:span text:style-name="T90">8</text:span>(46).</text:p>
      <text:p text:style-name="P91">Generalao, I. N. A. (2024).<text:s/><text:span text:style-name="T92">Revamping enterprise-based training in the Philippines: Addressing barriers and disincentives to industry involvement</text:span><text:s/>(PIDS Policy Notes No. 2024-10). Philippine Institute for Development Studies.</text:p>
      <text:p text:style-name="P93">Isolana, J. B. (2023). Public-private partnerships (PPP) in the Philippines: Issues and prospects. In<text:s/><text:span text:style-name="T94">Recent Trends in Arts and Social Studies Vol. 9</text:span><text:s/>(Chapter 6, pp. 69-85).<text:s/><text:span text:style-name="T95">B P International,.</text:span></text:p>
      <text:p text:style-name="P96"><text:span text:style-name="T97">Olipas, C. N. P., &amp; Alegado, R. T. (2026).<text:s/></text:span>Bridging the gap: Enhancing digital literacy and access among rural students in Nueva Ecija, Philippines.<text:s/><text:span text:style-name="T98">Multidisciplinary Reviews</text:span>,<text:s/><text:span text:style-name="T99">9</text:span>, e2026317.</text:p>
      <text:p text:style-name="P100">Olusegun, R. A. (2023).<text:s/><text:span text:style-name="T101">Public-private partnerships in managing the ICT infrastructure in public secondary schools in Tshwane West district</text:span><text:s/>[Doctoral dissertation, University of Pretoria].</text:p>
      <text:p text:style-name="P102">Republic Act No. 11966. (2023).<text:s/><text:span text:style-name="T103">An act providing for the Public-Private Partnership (PPP) Code of the Philippines</text:span>. Congress of the Philippines.</text:p>
      <text:p text:style-name="P104">Towip, Widiastuti, I., Saputra, T. W., Noviansyah, W., &amp; Trianingsih, L. (2021). TVET institutions’ perspective on implementation of public-private partnerships model in the Southeast Asia countries.<text:s/><text:span text:style-name="T105">Journal of Physics: Conference Series</text:span>,<text:s/><text:span text:style-name="T106">1808</text:span>, 01200</text:p>
      <text:soft-page-break/>
      <text:h text:style-name="Heading1" text:outline-level="1">Appendices</text:h>
      <text:h text:style-name="Heading3" text:outline-level="3">Instrument A: Governance Sector (LGU Officials)</text:h>
      <text:p text:style-name="P107"><text:span text:style-name="T108">Target Informants:</text:span><text:s/>Municipal Mayor, Sangguniang Bayan (SB) Committee Chair on Education, Municipal Budget/Finance Officer, PESO Manager.<text:s/><text:span text:style-name="T109">Objective:</text:span><text:s/>To assess the fiscal, legal, operational, and political viability of an LGU-led PPP utilizing internet cafés for TVET.</text:p>
      <text:p text:style-name="P110">Part 1: Financial and Fiscal Feasibility</text:p>
      <text:p text:style-name="P111"><text:span text:style-name="T112">Current Infrastructure Capital Expenditure:</text:span><text:s/>How does the LGU currently prioritize and allocate funds for educational infrastructure? What are the specific, dollar-value or percentage limitations preventing the construction of new, fully equipped public IT laboratories in Maigo?</text:p>
      <text:p text:style-name="P113"><text:span text:style-name="T114">Operational Expenditure Transition:</text:span><text:s/>This proposal shifts the burden from Capital Expenditure (building labs) to Operational Expenditure (leasing spaces). How viable is it to utilize the Special Education Fund (SEF) or the General Fund to subsidize hourly or monthly lease vouchers for local MSMEs?</text:p>
      <text:p text:style-name="P115"><text:span text:style-name="T116">Budgetary Hurdles:</text:span><text:s/>What specific auditing rules (e.g., COA regulations) or bureaucratic hurdles must the LGU navigate to legally disburse public funds to private internet café owners for service contracting?</text:p>
      <text:p text:style-name="P117">Part 2: Legal and Regulatory Feasibility</text:p>
      <text:p text:style-name="P118"><text:span text:style-name="T119">Anti-Truancy and Zoning:</text:span><text:s/>How are current anti-truancy, curfews, or zoning ordinances enforced regarding internet cafés during school hours?</text:p>
      <text:p text:style-name="P120"><text:span text:style-name="T121">Legislative Amendments:</text:span><text:s/>What specific amendments, waivers, or exemption clauses would the Sangguniang Bayan need to draft to legally protect accredited internet cafés from police raids while they operate as daytime "Public Training Micro-Laboratories"?</text:p>
      <text:p text:style-name="P122"><text:span text:style-name="T123">PPP Code Alignment:</text:span><text:s/>With the implementation of the new Philippine PPP Code (RA 11966), what is the LGU's current capacity to enter into formal service-contracting agreements with local micro-enterprises? Is there an existing localized PPP code in Maigo that this framework must align with?</text:p>
      <text:p text:style-name="P124">Part 3: Operational and Administrative Feasibility</text:p>
      <text:p text:style-name="P125"><text:span text:style-name="T126">Managerial Capacity:</text:span><text:s/>A frequent point of failure in local PPPs is the administrative clash between public bureaucracy and private enterprise. How would the LGU envision monitoring the service delivery and compliance of these internet cafés without overburdening existing local departments?</text:p>
      <text:p text:style-name="P127"><text:span text:style-name="T128">Designating a Champion:</text:span><text:s/>To ensure sustainability, which specific LGU office (e.g., PESO, Municipal IT Office, or a specially created task force) would be best positioned to<text:s/><text:soft-page-break/>act as the primary program coordinator to oversee accreditation, SLA enforcement, and dispute resolution?</text:p>
      <text:p text:style-name="P129"><text:span text:style-name="T130">Risk Allocation:</text:span><text:s/>In the event of hardware damage by a student, or a cyber-breach, how should the liability be divided between the LGU, the TVI, and the MSME owner within the proposed contract?</text:p>
      <text:p text:style-name="P131">Part 4: Political and Social Acceptability</text:p>
      <text:p text:style-name="P132"><text:span text:style-name="T133">Stigma Mitigation:</text:span><text:s/>Internet cafés are traditionally viewed as entertainment or gaming hubs. What resistance do you anticipate from parents, educators, or the general public regarding this partnership, and how can the LGU mitigate this through the ordinance?</text:p>
      <text:p text:style-name="P134"><text:span text:style-name="T135">Political Continuity:</text:span><text:s/>How can we structure this Municipal Ordinance to ensure the program survives future changes in local political administration, preventing it from being defunded by succeeding administrations?</text:p>
      <text:h text:style-name="Heading3" text:outline-level="3">Instrument B: Educational Sector (TVIs and Academe)</text:h>
      <text:p text:style-name="P136"><text:span text:style-name="T137">Target Informants:</text:span><text:s/>Administrators and Lead ICT Trainers from MSU-MCEST, Maigo Technical and Vocational Training Center, and Standard Academy Training Skills and Assessment Center. Objective: To assess the infrastructural deficit, TESDA compliance requirements, and pedagogical viability of utilizing decentralized micro-laboratories.</text:p>
      <text:p text:style-name="P138">Part 1: Infrastructural Deficit &amp; Certification Needs</text:p>
      <text:p text:style-name="P139"><text:span text:style-name="T140">The Skills Bottleneck:</text:span><text:s/>What specific ICT-related Training Regulations (TRs) or National Certificates (e.g., Computer Systems Servicing NC II, Visual Graphic Design NC III) are currently unavailable or highly restricted in Maigo solely due to the lack of compliant laboratory space?</text:p>
      <text:p text:style-name="P141"><text:span text:style-name="T142">Scholarship Quotas:</text:span><text:s/>TVIs often rely on national funding like the Training for Work Scholarship Program (TWSP). If the LGU provided these Zero-CapEx micro-laboratories during the day, how would this directly impact your institutional capacity to absorb and graduate local scholars?</text:p>
      <text:p text:style-name="P143">Part 2: TESDA Compliance &amp; Physical Standards</text:p>
      <text:p text:style-name="P144"><text:span text:style-name="T145">Physical Facility Mandates:</text:span><text:s/>Beyond CPU and RAM specifications, what are the strict, non-negotiable physical facility requirements mandated by TESDA (e.g., ergonomics, floor space per trainee, lighting, ventilation, CCTV, fire safety) that a commercial internet café must meet to pass accreditation?</text:p>
      <text:p text:style-name="P146"><text:span text:style-name="T147">Training vs. Assessment:</text:span><text:s/>Under TESDA regulations, is there a bureaucratic distinction between using an outsourced, LGU-leased space for daily instructional training versus accrediting that same space as an official, standardized Assessment Center?</text:p>
      <text:p text:style-name="P148">Part 3: Pedagogical Viability &amp; Environmental Segregation</text:p>
      <text:soft-page-break/>
      <text:p text:style-name="P149"><text:span text:style-name="T150">The "Edu-Image" Validation</text:span>: The proposed framework utilizes a Diskless (PXE-Boot) Multiple Image Architecture, ensuring the hardware boots into a sterile, restricted "Educational Image" devoid of games or commercial software. From a pedagogical and cybersecurity standpoint, does this systemic segregation satisfy your institution's instructional requirements?</text:p>
      <text:p text:style-name="P151"><text:span text:style-name="T152">Classroom Management:</text:span><text:s/>Even with a sterile software environment, commercial internet shops are designed for entertainment. What physical or layout distractions concern your faculty the most, and what specific interventions (e.g., temporary privacy partitions, specific seating arrangements) must be required in the MSME contract?</text:p>
      <text:p text:style-name="P153"><text:span text:style-name="T154">Instructor Control:</text:span><text:s/>To maintain focus, will your instructors require the installation of localized network control software (such as NetSupport School or Veyon) to monitor and cast to student screens? If so, does your current faculty have the technical readiness to operate this?</text:p>
      <text:p text:style-name="P155">Part 4: Institutional Partnership &amp; Logistics</text:p>
      <text:p text:style-name="P156"><text:span text:style-name="T157">Decentralized Faculty Deployment</text:span>: Utilizing multiple "micro-laboratories" across the municipality fundamentally changes the traditional campus model. How would your institution handle the logistical challenges of faculty deployment, scheduling, and anti-truancy attendance tracking across varying off-campus locations?</text:p>
      <text:p text:style-name="P158"><text:span text:style-name="T159">Technical Support &amp; SLA Response:</text:span><text:s/>In the event of a critical network failure or hardware malfunction during an active class or assessment, what specific Service Level Agreement (SLA) parameters (e.g., maximum downtime, on-site technician response) must the MSME owner or the LGU guarantee to prevent disruptions to your curriculum?</text:p>
      <text:p text:style-name="P160"><text:span text:style-name="T161">Curriculum Alignment:</text:span><text:s/>Internet cafés experience their lowest commercial foot traffic between 8:00 AM and 4:00 PM. How seamlessly can your institution condense or align its laboratory curriculum blocks to fit entirely within these daytime hours without spilling over into the MSME's peak evening operations?</text:p>
      <text:p text:style-name="P162">Instrument C: Private Sector (Internet Café / MSME Owners)</text:p>
      <text:p text:style-name="P163"><text:span text:style-name="T164">Target Informants</text:span>: Registered Internet Café Owners and MSME Operators in the Municipality of Maigo. Objective: To assess current financial vulnerabilities, baseline technical capacity, and the specific contractual incentives required for private owners to partner with the local government.</text:p>
      <text:p text:style-name="P165">Part 1: Economic Realities &amp; Asset Utilization</text:p>
      <text:p text:style-name="P166">The Mobile Impact: How severely has the widespread availability of mobile data and smartphones impacted your daytime (8:00 AM to 5:00 PM) customer foot traffic and overall revenue compared to previous years?</text:p>
      <text:p text:style-name="P167">Operational Overhead: During these low-traffic daytime hours, how do your fixed operational costs (e.g., electricity, rent, internet subscription, staff wages) compare against<text:s/><text:soft-page-break/>the actual income generated? Are you currently operating at a loss during these specific hours?</text:p>
      <text:p text:style-name="P168">Part 2: Technical Capacity &amp; Infrastructure</text:p>
      <text:p text:style-name="P169">Hardware Baseline: What are the current average specifications of your units (e.g., CPU generation, RAM, GPU), and are they realistically capable of running heavy productivity or rendering software (like AutoCAD or Adobe Creative Suite) without performance degradation?</text:p>
      <text:p text:style-name="P170">Network Architecture: Are your units currently operating on a Diskless (PXE-Boot) server architecture, or do they rely on individual hard drives? If the latter, would you be willing to upgrade to a Diskless setup if the LGU or TVI provided the technical assistance?</text:p>
      <text:p text:style-name="P171">Physical Space &amp; Safety: Aside from the computers, what is the current state of your physical facility regarding ventilation/air conditioning, lighting, fire safety, and security (e.g., CCTV)? Would your space require minor renovations to meet a standard classroom environment?</text:p>
      <text:p text:style-name="P172">Part 3: Financial Arrangements &amp; PPP Willingness</text:p>
      <text:p text:style-name="P173">Compensation Models: If the LGU were to lease your facility, which financial arrangement would provide the most stability for your business: a flat monthly lease, a per-student hourly voucher system, or a direct LGU subsidy covering your monthly electricity and internet utility bills?</text:p>
      <text:p text:style-name="P174">The Financial Threshold: What is the absolute minimum daily or monthly guaranteed revenue you would need from the government to make it financially viable to completely close your shop to the general public and casual gamers during school hours?</text:p>
      <text:p text:style-name="P175">Contract Duration: To justify the transition and any potential minor adjustments to your space, what is the minimum contract duration (e.g., 6 months, 1 year, 3 years) you would expect the LGU to guarantee?</text:p>
      <text:p text:style-name="P176">Part 4: Operational Management &amp; Risk Allocation</text:p>
      <text:p text:style-name="P177">System Control &amp; Autonomy: The proposed "Dual-Use" framework requires your servers to boot into a highly restricted, government-controlled "Educational Image" during the day. Do you have any operational or security concerns about allowing LGU or University IT personnel to install and manage this software partition on your primary server?</text:p>
      <text:p text:style-name="P178">Hardware Liability: In a scenario where a student accidentally damages a peripheral (keyboard, mouse, headset) or a main hardware component during class hours, what specific liability clauses and reimbursement timelines would you require the LGU to include in the Service Level Agreement (SLA)?</text:p>
      <text:soft-page-break/>
      <text:p text:style-name="P179">Dispute Resolution: If a disagreement arises regarding delayed LGU payments or technical support responsibilities, how would you prefer this to be handled to avoid disrupting your business oper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NormalWeb" style:display-name="Normal (Web)" style:family="paragraph" style:parent-style-name="Normal">
      <style:text-properties style:font-name="Times New Roman"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anna Mae Lumingkit</dc:creator>
    <meta:creation-date>2026-03-16T18:46:00Z</meta:creation-date>
    <dc:date>2026-03-18T15:10:00Z</dc:date>
    <meta:template xlink:href="Normal" xlink:type="simple"/>
    <meta:editing-cycles>11</meta:editing-cycles>
    <meta:editing-duration>PT30000S</meta:editing-duration>
    <meta:document-statistic meta:page-count="11" meta:paragraph-count="50" meta:word-count="3812" meta:character-count="25495" meta:row-count="181" meta:non-whitespace-character-count="21733"/>
  </office:meta>
</office:document-meta>
</file>